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 September 2010 haben wir mit dem <text:s/>Grundschulaufbau – The Children in Crisis - in Kissy Town in Freetown, Sierra Leone angefangen. Damals haben wir über die katastrophalen Zustände dieser <text:s/>Klassenzimmer aus Wellblechbrettern mit zuwenig Sitzplätzen für die Kinder dort berichtet. Dafür haben wir um Ihre Unterstützung gebeten und teilweise haben wir diese auch bekommen. </text:p>
      <text:p text:style-name="Standard"/>
      <text:p text:style-name="Standard">Den Menschen, die unsere Mitgliedschaft erworben haben und ganz vielen anderen, die mit kleinen Spenden die KAP Spendendosen in verschiedenen Geschäften befüllt haben, sagen wir vielen Dank.</text:p>
      <text:p text:style-name="Standard"/>
      <text:p text:style-name="Standard">Finanziell waren wir zwar nicht in der Lage, die Schule von alleine aufzubauen, wir haben aber in Zusammenarbeit mit einer anderen Organisation dafür gesorgt, das Ihre Spenden zweckmässig verwendet wurden.</text:p>
      <text:p text:style-name="Standard"/>
      <text:p text:style-name="Standard">Das neue Schulgebäude steht nun gut 1 km von Kola Tree entfernt, wo die alte Blechhaus-Schule war. Es ist eine Erfolgsgeschichte, denn heute lernen die Kinder in der Children in Crisis Primary School in einem Haus aus Ziegelsteinen. Nun haben sie mehr Platz, mehr Sitzplätze, mehr Schüler, bessere Lehrer und genügend Lernmaterial. </text:p>
      <text:p text:style-name="Standard"/>
      <text:p text:style-name="Standard">Wir wollen noch nicht aufhören, denn es gibt noch viele Kinder, die nicht in die Schule gehen können. Und deshalb wollen wir noch eine weitere Schule aufbauen. Bitte unterstützen Sie uns weiterh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lu  Ogba</meta:initial-creator>
    <meta:creation-date>2011-11-13T19:31:48.34</meta:creation-date>
    <meta:document-statistic meta:table-count="0" meta:image-count="0" meta:object-count="0" meta:page-count="1" meta:paragraph-count="5" meta:word-count="196" meta:character-count="1297"/>
    <dc:date>2011-11-13T20:43:39.73</dc:date>
    <dc:creator>Kalu  Ogba</dc:creator>
    <meta:editing-duration>PT00H10M07S</meta:editing-duration>
    <meta:editing-cycles>1</meta:editing-cycles>
    <meta:generator>OpenOffice.org/3.2$Win32 OpenOffice.org_project/320m18$Build-9502</meta:generator>
  </office:meta>
</office:document-meta>
</file>